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153cm" draw:marker-end-width="0.153cm" draw:fill="none" draw:textarea-horizontal-align="justify" draw:textarea-vertical-align="middle" draw:auto-grow-height="false" fo:min-height="1.561cm" fo:min-width="2.707cm" fo:padding-top="0.05cm" fo:padding-bottom="0.05cm" fo:padding-left="0.175cm" fo:padding-right="0.175cm"/>
    </style:style>
    <style:style style:name="gr2" style:family="graphic" style:parent-style-name="standard">
      <style:graphic-properties svg:stroke-width="0.051cm" draw:marker-start-width="0.153cm" draw:marker-end-width="0.153cm" draw:fill="none" draw:textarea-horizontal-align="justify" draw:textarea-vertical-align="middle" draw:auto-grow-height="false" fo:min-height="1.561cm" fo:min-width="2.326cm" fo:padding-top="0.05cm" fo:padding-bottom="0.05cm" fo:padding-left="0.175cm" fo:padding-right="0.175cm"/>
    </style:style>
    <style:style style:name="gr3" style:family="graphic" style:parent-style-name="objectwithoutfill">
      <style:graphic-properties svg:stroke-width="0.051cm" draw:marker-start="" draw:marker-start-width="0.051cm" draw:marker-end="Arrow" draw:marker-end-width="0.203cm" draw:fill="none" draw:textarea-vertical-align="middle" fo:padding-top="0.05cm" fo:padding-bottom="0.05cm" fo:padding-left="0.175cm" fo:padding-right="0.175cm"/>
    </style:style>
    <style:style style:name="gr4" style:family="graphic" style:parent-style-name="standard">
      <style:graphic-properties svg:stroke-width="0.051cm" draw:marker-start="" draw:marker-start-width="0.153cm" draw:marker-end="" draw:marker-end-width="0.153cm" draw:fill="none" draw:textarea-horizontal-align="justify" draw:textarea-vertical-align="middle" draw:auto-grow-height="false" fo:min-height="1.72cm" fo:min-width="1.628cm" fo:padding-top="0.049cm" fo:padding-bottom="0.049cm" fo:padding-left="0.174cm" fo:padding-right="0.17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6" style:family="graphic" style:parent-style-name="objectwithoutfill">
      <style:graphic-properties svg:stroke-width="0.051cm" draw:marker-start="" draw:marker-start-width="0.153cm" draw:marker-end="Arrow" draw:marker-end-width="0.203cm" draw:fill="none" draw:textarea-vertical-align="middle" fo:padding-top="0.05cm" fo:padding-bottom="0.05cm" fo:padding-left="0.175cm" fo:padding-right="0.1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81cm" svg:height="2.413cm" svg:x="15.959cm" svg:y="2.905cm">
          <text:p text:style-name="P1"><text:span text:style-name="T1">Websit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xml:id="id1" draw:id="id1" draw:layer="layout" svg:width="3.429cm" svg:height="2.413cm" svg:x="8.161cm" svg:y="2.213cm">
          <text:p text:style-name="P1"><text:span text:style-name="T1">NUS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3" draw:text-style-name="P3" draw:layer="layout" draw:type="curve" svg:x1="11.59cm" svg:y1="3.118cm" svg:x2="15.959cm" svg:y2="4.413cm" draw:start-shape="id1" draw:start-glue-point="9" draw:end-shape="id2" draw:end-glue-point="6" svg:d="M11590 3118c3277 0 1093 1295 4369 1295" svg:viewBox="0 0 4370 1296">
          <text:p/>
        </draw:connector>
        <draw:g>
          <draw:custom-shape draw:style-name="gr4" draw:text-style-name="P3" xml:id="id3" draw:id="id3" draw:layer="layout" svg:width="2.794cm" svg:height="2.57cm" svg:x="1.316cm" svg:y="1.3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5" draw:text-style-name="P4" draw:layer="layout" svg:width="3.457cm" svg:height="0.962cm" svg:x="0.961cm" svg:y="3.918cm">
            <draw:text-box>
              <text:p>Maintainer</text:p>
            </draw:text-box>
          </draw:frame>
        </draw:g>
        <draw:connector draw:style-name="gr6" draw:text-style-name="P3" draw:layer="layout" draw:type="curve" svg:x1="4.11cm" svg:y1="2.625cm" svg:x2="8.161cm" svg:y2="3.721cm" draw:start-shape="id3" draw:start-glue-point="10" draw:end-shape="id1" draw:end-glue-point="6" svg:d="M4110 2625c3039 0 1014 1096 4051 1096" svg:viewBox="0 0 4052 109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03cm" svg:stroke-color="#000000" draw:marker-start="Arrow" draw:marker-start-width="0.61cm" draw:marker-start-center="false" draw:marker-end="Arrow" draw:marker-end-width="0.61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2T09:14:52.484846931</meta:creation-date>
    <dc:date>2017-12-17T09:43:22.202168872</dc:date>
    <meta:editing-duration>PT22M7S</meta:editing-duration>
    <meta:editing-cycles>6</meta:editing-cycles>
    <meta:generator>LibreOffice/5.1.6.2$Linux_X86_64 LibreOffice_project/10m0$Build-2</meta:generator>
    <dc:creator>Frank Bennett</dc:creator>
    <meta:document-statistic meta:object-count="7"/>
  </office:meta>
</office:document-meta>
</file>